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56f0" officeooo:paragraph-rsid="000656f0"/>
    </style:style>
    <style:style style:name="P2" style:family="paragraph" style:parent-style-name="Standard">
      <style:text-properties officeooo:rsid="00081ee0" officeooo:paragraph-rsid="00081ee0"/>
    </style:style>
    <style:style style:name="T1" style:family="text">
      <style:text-properties officeooo:rsid="0008e3fc"/>
    </style:style>
    <style:style style:name="T2" style:family="text">
      <style:text-properties officeooo:rsid="000902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include ‘sustainable’</text:p>
      <text:p text:style-name="P1">Proposed Solution(including Novelty)</text:p>
      <text:p text:style-name="P1"><text:tab/>Implement on housing(small) scale as well as town scale</text:p>
      <text:p text:style-name="P1">Catchment area</text:p>
      <text:p text:style-name="P1">Cost benefit analysis</text:p>
      <text:p text:style-name="P1">Implementation</text:p>
      <text:p text:style-name="P1">Return on Investment, Payback period</text:p>
      <text:p text:style-name="P2"><text:span text:style-name="T2">Sustainability u</text:span>sing EEE(<text:span text:style-name="T2">Social</text:span>, Environment, Economics) <text:span text:style-name="T2">favourable </text:span>mod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04:40:41.570905828</meta:creation-date>
    <dc:date>2019-03-02T04:50:03.541864964</dc:date>
    <meta:editing-duration>PT9M2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3" meta:character-count="276" meta:non-whitespace-character-count="250"/>
  </office:meta>
</office:document-meta>
</file>